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09e790" officeooo:paragraph-rsid="0009e79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9e790" officeooo:paragraph-rsid="0009e790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"/>Sobre a Barbearia Alura</text:p>
      <text:p text:style-name="P2"/>
      <text:p text:style-name="P1">Localizada no coração da cidade a Barbearia Alura traz para o mercado o que há de melhor para o seu cabelo e barba. Fundada em 2019, a Barbearia Alura já é destaque na cidade e conquista novos clientes a cada dia.</text:p>
      <text:p text:style-name="P1"/>
      <text:p text:style-name="P1">Nossa missão é: "Proporcionar auto-estima e qualidade de vida aos clientes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58:41.738194971</meta:creation-date>
    <dc:date>2022-09-08T12:02:00.857408200</dc:date>
    <meta:editing-duration>PT3M19S</meta:editing-duration>
    <meta:editing-cycles>1</meta:editing-cycles>
    <meta:document-statistic meta:table-count="0" meta:image-count="0" meta:object-count="0" meta:page-count="1" meta:paragraph-count="4" meta:word-count="82" meta:character-count="502" meta:non-whitespace-character-count="422"/>
    <meta:generator>LibreOffice/5.1.6.2$Linux_X86_64 LibreOffice_project/10m0$Build-2</meta:generator>
  </office:meta>
</office:document-meta>
</file>